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Rafael Angel Cruz. <text:s/></text:p>
      <text:p text:style-name="P1">My contact information is: <text:s/></text:p>
      <text:p text:style-name="P1">Villa del Rey 1 </text:p>
      <text:p text:style-name="P1">H27 Calle Leon </text:p>
      <text:p text:style-name="P1">Caguas PR, 00725 <text:s/></text:p>
      <text:p text:style-name="P1">Email: <text:a xlink:type="simple" xlink:href="mailto:cruzra3@gmail.com" text:style-name="Internet_20_link" text:visited-style-name="Visited_20_Internet_20_Link">cruzra3@gmail.com</text:a> and <text:a xlink:type="simple" xlink:href="mailto:rcruz315@yahoo.com" text:style-name="Internet_20_link" text:visited-style-name="Visited_20_Internet_20_Link">rcruz315@yahoo.com</text:a>. <text:s text:c="2"/></text:p>
      <text:p text:style-name="Standard"/>
      <text:p text:style-name="Standard"/>
      <text:p text:style-name="Standard">This is a Portfolio Website I created to demonstrate the power of the open source technologies such as NodeJS and ExpressJS. <text:s/>I am an experienced certified Java Developer plus I just finalized a complete bootcamp course on NodeJS, Html, CSS, and Javascript. <text:s/>After I finished the course I decided to use what I just learned and create this Portfolio. <text:s/>The Portfolio includes several complete web sites that I wrote from scratch. <text:s/>There are links to basic documentation information, source code and a live demo for each web site. <text:s/>The web sites cover the basics of front end development using HTML, BootStrap, <text:s/>CSS and Javascript, but also there is backend logic demonstrated using MongoDB as database provider, and services like Cloudinary were used to store media such as images. <text:s/>I believe that using a portfolio that includes live demos and the source code (which you can inspect) is better than just sending you a resume. <text:s/>I am looking for a company in need of an experienced software developer that understand full stack web development, not only front end development but also back end. <text:s/>My contact information is at the top of this page. <text:s/>For a resume please send me an email. 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ruz</meta:initial-creator>
    <meta:creation-date>2019-11-06T08:55:17</meta:creation-date>
    <meta:generator>OpenOffice/4.1.7$Unix OpenOffice.org_project/417m1$Build-9800</meta:generator>
    <meta:document-statistic meta:table-count="0" meta:image-count="0" meta:object-count="0" meta:page-count="1" meta:paragraph-count="7" meta:word-count="224" meta:character-count="1344"/>
    <dc:date>2019-11-06T09:46:29</dc:date>
    <dc:creator>Rafael Cruz</dc:creator>
    <meta:editing-duration>PT51M14S</meta:editing-duration>
    <meta:editing-cycles>1</meta:editing-cycles>
  </office:meta>
</office:document-meta>
</file>